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018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text-properties style:text-underline-style="solid" style:text-underline-width="auto" style:text-underline-color="font-color"/>
    </style:style>
    <style:style style:name="P4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70574208">
          <text:insertion>
            <office:change-info>
              <dc:creator>Gauthier Bastien</dc:creator>
              <dc:date>2012-02-17T12:24:00</dc:date>
            </office:change-info>
          </text:insertion>
        </text:changed-region>
        <text:changed-region text:id="ct170573976">
          <text:insertion>
            <office:change-info>
              <dc:creator>Gauthier Bastien</dc:creator>
              <dc:date>2012-02-17T12:24:00</dc:date>
            </office:change-info>
          </text:insertion>
        </text:changed-region>
        <text:changed-region text:id="ct170574464">
          <text:insertion>
            <office:change-info>
              <dc:creator>Gauthier Bastien</dc:creator>
              <dc:date>2012-02-17T12:24:00</dc:date>
            </office:change-info>
          </text:insertion>
        </text:changed-region>
        <text:changed-region text:id="ct17057972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70132496">
          <text:insertion>
            <office:change-info>
              <dc:creator>Gauthier Bastien</dc:creator>
              <dc:date>2012-02-17T11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I. COMMISSION DE L'ENSEIGNEMENT, DE LA CULTURE ET DES SPORTS</text:p>
      <text:p text:style-name="Standard"/>
      <text:p text:style-name="P2">(<text:change-start text:change-id="ct170574208"/>self.utranslate("weekday_%s" % self.getPreMeetingDate_2().aDay().lower(), domain="plonelocales")<text:change-end text:change-id="ct170574208"/> <text:change-start text:change-id="ct170573976"/>tool.formatDate(self.getPreMeetingDate_2(), withHour=True)<text:change-end text:change-id="ct170573976"/>, <text:change-start text:change-id="ct170574464"/>self.getPreMeetingPlace_2()<text:change-end text:change-id="ct170574464"/>)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<office:annotation><dc:creator>Gauthier Bastien</dc:creator><dc:date>2012-02-14T16:41:11</dc:date><text:p text:style-name="P5"><text:span text:style-name="T2">do row for item in self.adapted().getPrintableItems(itemUids, categories=['commission-enseignement',], renumber=True)</text:span></text:p></office:annotation></text:span><text:change-start text:change-id="ct170579728"/><text:span text:style-name="T1">item[0]</text:span><text:change-end text:change-id="ct170579728"/><text:span text:style-name="T1">. </text:span><text:change-start text:change-id="ct170132496"/><text:span text:style-name="T1">item[1].Title()</text:span><text:change-end text:change-id="ct170132496"/></text:p>
            <text:p text:style-name="Table_20_Contents"/>
            <text:p text:style-name="Table_20_Contents"><office:annotation><dc:creator>Gauthier Bastien</dc:creator><dc:date>2012-02-15T15:26:52</dc:date><text:p text:style-name="P6"><text:span text:style-name="T2">do text</text:span></text:p><text:p text:style-name="P6"><text:span text:style-name="T2">from xhtml(item[1]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27T10:51:03</dc:date>
    <dc:creator>Gauthier Bastien</dc:creator>
    <meta:editing-duration>PT02H46M22S</meta:editing-duration>
    <meta:editing-cycles>40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22" meta:character-count="290"/>
  </office:meta>
</office:document-meta>
</file>